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2000001F43BD51E3C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2493*"/>
    </style:style>
    <style:style style:name="Table1.1" style:family="table-row">
      <style:table-row-properties style:min-row-height="1.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="Arrow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draw:marker-start="Arrow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draw:marker-start="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6" style:data-style-name="N0">6</text:variable-set>: Magnetic Fields</text:p>
      <text:p text:style-name="P4"/>
      <text:list xml:id="list547580175" text:style-name="L1">
        <text:list-item>
          <text:p text:style-name="P5">Identify the direction of the magnetic force on each particle. <text:s/>Draw an arrow to represent the force.</text:p>
        </text:list-item>
      </text:list>
      <text:p text:style-name="P4"><draw:circle text:anchor-type="paragraph" draw:z-index="14" draw:style-name="gr3" draw:text-style-name="P6" svg:width="0.2921in" svg:height="0.2921in" svg:x="0.4835in" svg:y="0.8528in"><text:p text:style-name="P6">+</text:p></draw:circle><draw:circle text:anchor-type="paragraph" draw:z-index="15" draw:style-name="gr3" draw:text-style-name="P6" svg:width="0.2921in" svg:height="0.2921in" svg:x="2.6835in" svg:y="0.4362in"><text:p text:style-name="P6">+</text:p></draw:circle><draw:circle text:anchor-type="paragraph" draw:z-index="16" draw:style-name="gr3" draw:text-style-name="P6" svg:width="0.2921in" svg:height="0.2921in" svg:x="3.9354in" svg:y="0.4673in"><text:p text:style-name="P6">+</text:p></draw:circle><draw:circle text:anchor-type="paragraph" draw:z-index="17" draw:style-name="gr3" draw:text-style-name="P6" svg:width="0.2921in" svg:height="0.2921in" svg:x="6.2189in" svg:y="0.728in"><text:p text:style-name="P6">+</text:p></draw:circle><draw:line text:anchor-type="paragraph" draw:z-index="20" draw:style-name="gr5" draw:text-style-name="P6" svg:x1="5.5945in" svg:y1="0.8965in" svg:x2="6.1488in" svg:y2="0.8882in"><text:p text:style-name="P6">v</text:p><text:p text:style-name="P6"/><text:p text:style-name="P6"/></draw:line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"><draw:line text:anchor-type="paragraph" draw:z-index="2" draw:style-name="gr1" draw:text-style-name="P6" svg:x1="0.1118in" svg:y1="0.1846in" svg:x2="1.3827in" svg:y2="0.1846in"><text:p/></draw:line><draw:line text:anchor-type="paragraph" draw:z-index="3" draw:style-name="gr1" draw:text-style-name="P6" svg:x1="0.1118in" svg:y1="0.5783in" svg:x2="1.3827in" svg:y2="0.5783in"><text:p/></draw:line><draw:line text:anchor-type="paragraph" draw:z-index="4" draw:style-name="gr1" draw:text-style-name="P6" svg:x1="0.1118in" svg:y1="0.972in" svg:x2="1.3827in" svg:y2="0.972in"><text:p/></draw:line><draw:line text:anchor-type="paragraph" draw:z-index="18" draw:style-name="gr4" draw:text-style-name="P6" svg:x1="0.6118in" svg:y1="0.622in" svg:x2="0.6118in" svg:y2="0.1846in"><text:p text:style-name="P6">v</text:p><text:p text:style-name="P6"/><text:p text:style-name="P6"/></draw:line><draw:line text:anchor-type="paragraph" draw:z-index="19" draw:style-name="gr5" draw:text-style-name="P6" svg:x1="2.0283in" svg:y1="0.372in" svg:x2="2.5827in" svg:y2="0.3638in"><text:p text:style-name="P6">v</text:p><text:p text:style-name="P6"/><text:p text:style-name="P6"/></draw:line><draw:line text:anchor-type="paragraph" draw:z-index="27" draw:style-name="gr4" draw:text-style-name="P6" svg:x1="4.0346in" svg:y1="0.5283in" svg:x2="4.0346in" svg:y2="1.0803in"><text:p text:style-name="P6">v</text:p><text:p text:style-name="P6"/><text:p text:style-name="P6"/></draw:line></text:p>
          </table:table-cell>
          <table:table-cell table:style-name="Table1.A1" office:value-type="string">
            <text:p text:style-name="P1"><draw:line text:anchor-type="paragraph" draw:z-index="6" draw:style-name="gr1" draw:text-style-name="P6" svg:x1="1.3638in" svg:y1="0.1429in" svg:x2="1.3638in" svg:y2="0.9972in"><text:p/></draw:line><draw:line text:anchor-type="paragraph" draw:z-index="7" draw:style-name="gr1" draw:text-style-name="P6" svg:x1="0.2138in" svg:y1="0.1327in" svg:x2="0.2138in" svg:y2="0.987in"><text:p/></draw:line><draw:line text:anchor-type="paragraph" draw:z-index="5" draw:style-name="gr1" draw:text-style-name="P6" svg:x1="0.7827in" svg:y1="0.1535in" svg:x2="0.7827in" svg:y2="1.0079in"><text:p/></draw:line></text:p>
          </table:table-cell>
          <table:table-cell table:style-name="Table1.A1" office:value-type="string">
            <text:p text:style-name="P1"><draw:line text:anchor-type="paragraph" draw:z-index="8" draw:style-name="gr1" draw:text-style-name="P6" svg:x1="0.1118in" svg:y1="0.1846in" svg:x2="1.3827in" svg:y2="0.1846in"><text:p/></draw:line><draw:line text:anchor-type="paragraph" draw:z-index="9" draw:style-name="gr1" draw:text-style-name="P6" svg:x1="0.1118in" svg:y1="0.5783in" svg:x2="1.3827in" svg:y2="0.5783in"><text:p/></draw:line><draw:line text:anchor-type="paragraph" draw:z-index="10" draw:style-name="gr1" draw:text-style-name="P6" svg:x1="0.1118in" svg:y1="0.972in" svg:x2="1.3827in" svg:y2="0.972in"><text:p/></draw:line></text:p>
          </table:table-cell>
          <table:table-cell table:style-name="Table1.D1" office:value-type="string">
            <text:p text:style-name="P1"><draw:line text:anchor-type="paragraph" draw:z-index="11" draw:style-name="gr2" draw:text-style-name="P6" svg:x1="0.2138in" svg:y1="0.1327in" svg:x2="0.2138in" svg:y2="0.987in"><text:p/></draw:line><draw:line text:anchor-type="paragraph" draw:z-index="12" draw:style-name="gr2" draw:text-style-name="P6" svg:x1="1.3953in" svg:y1="0.1327in" svg:x2="1.3953in" svg:y2="0.987in"><text:p/></draw:line><draw:line text:anchor-type="paragraph" draw:z-index="13" draw:style-name="gr2" draw:text-style-name="P6" svg:x1="0.8138in" svg:y1="0.1327in" svg:x2="0.8138in" svg:y2="0.987in"><text:p/></draw:line></text:p>
          </table:table-cell>
        </table:table-row>
        <table:table-row table:style-name="Table1.1">
          <table:table-cell table:style-name="Table1.A2" office:value-type="string">
            <text:p text:style-name="P2"><draw:line text:anchor-type="paragraph" draw:z-index="26" draw:style-name="gr5" draw:text-style-name="P6" svg:x1="2.0283in" svg:y1="0.372in" svg:x2="2.5827in" svg:y2="0.3638in"><text:p text:style-name="P6">v</text:p><text:p text:style-name="P6"/><text:p text:style-name="P6"/></draw:line><draw:circle text:anchor-type="paragraph" draw:z-index="24" draw:style-name="gr3" draw:text-style-name="P6" svg:width="0.2921in" svg:height="0.2921in" svg:x="2.6646in" svg:y="0.2173in"><text:p text:style-name="P6">+</text:p></draw:circle><draw:line text:anchor-type="paragraph" draw:z-index="22" draw:style-name="gr4" draw:text-style-name="P6" svg:x1="0.4972in" svg:y1="0.6118in" svg:x2="0.4972in" svg:y2="0.1744in"><text:p text:style-name="P6">v</text:p><text:p text:style-name="P6"/><text:p text:style-name="P6"/></draw:line><text:span text:style-name="T2"> <text:s text:c="9"/> <text:s text:c="8"/></text:span></text:p>
            <text:p text:style-name="P2"><text:span text:style-name="T2"/></text:p>
            <text:p text:style-name="P2"><draw:circle text:anchor-type="paragraph" draw:z-index="21" draw:style-name="gr3" draw:text-style-name="P6" svg:width="0.2921in" svg:height="0.2921in" svg:x="0.3583in" svg:y="0.1209in"><text:p text:style-name="P6">+</text:p></draw:circle><text:span text:style-name="T2"> <text:s text:c="9"/> <text:s text:c="8"/></text:span></text:p>
            <text:p text:style-name="P2"><text:span text:style-name="T2"/></text:p>
            <text:p text:style-name="P2"><text:span text:style-name="T2"> <text:s text:c="9"/> <text:s text:c="8"/></text:span></text:p>
          </table:table-cell>
          <table:table-cell table:style-name="Table1.A2" office:value-type="string">
            <text:p text:style-name="P2"><text:span text:style-name="T3">● <text:s text:c="10"/>● <text:s text:c="10"/>●</text:span></text:p>
            <text:p text:style-name="P2"><text:span text:style-name="T3"/></text:p>
            <text:p text:style-name="P2"><text:span text:style-name="T3">● <text:s text:c="10"/>● <text:s text:c="10"/>●</text:span></text:p>
            <text:p text:style-name="P2"><text:span text:style-name="T3"/></text:p>
            <text:p text:style-name="P2"><text:span text:style-name="T3">● <text:s text:c="10"/>● <text:s text:c="10"/>●</text:span></text:p>
          </table:table-cell>
          <table:table-cell table:style-name="Table1.A2" office:value-type="string">
            <text:p text:style-name="P2"><draw:circle text:anchor-type="paragraph" draw:z-index="23" draw:style-name="gr3" draw:text-style-name="P6" svg:width="0.2921in" svg:height="0.2921in" svg:x="0.2752in" svg:y="0.0819in"><text:p text:style-name="P6">+</text:p></draw:circle><text:span text:style-name="T2"> <text:s text:c="9"/> <text:s text:c="8"/></text:span></text:p>
            <text:p text:style-name="P2"><draw:line text:anchor-type="paragraph" draw:z-index="28" draw:style-name="gr4" draw:text-style-name="P6" svg:x1="0.3992in" svg:y1="0.1181in" svg:x2="0.3992in" svg:y2="0.6701in"><text:p text:style-name="P6">v</text:p><text:p text:style-name="P6"/><text:p text:style-name="P6"/></draw:line><text:span text:style-name="T2"/></text:p>
            <text:p text:style-name="P2"><text:span text:style-name="T2"> <text:s text:c="9"/> <text:s text:c="8"/></text:span></text:p>
            <text:p text:style-name="P2"><text:span text:style-name="T2"/></text:p>
            <text:p text:style-name="P2"><text:span text:style-name="T2"> <text:s text:c="9"/> <text:s text:c="8"/></text:span></text:p>
          </table:table-cell>
          <table:table-cell table:style-name="Table1.D2" office:value-type="string">
            <text:p text:style-name="P2"><text:span text:style-name="T3">● <text:s text:c="10"/>● <text:s text:c="10"/>●</text:span></text:p>
            <text:p text:style-name="P2"><draw:circle text:anchor-type="paragraph" draw:z-index="25" draw:style-name="gr3" draw:text-style-name="P6" svg:width="0.2921in" svg:height="0.2921in" svg:x="0.1252in" svg:y="0.0717in"><text:p text:style-name="P6">+</text:p></draw:circle><draw:line text:anchor-type="paragraph" draw:z-index="29" draw:style-name="gr6" draw:text-style-name="P6" svg:x1="0.5083in" svg:y1="0.2008in" svg:x2="1.0626in" svg:y2="0.2008in"><text:p text:style-name="P6">v</text:p><text:p text:style-name="P6"/><text:p text:style-name="P6"/></draw:line><text:span text:style-name="T3"/></text:p>
            <text:p text:style-name="P2"><text:span text:style-name="T3">● <text:s text:c="10"/>● <text:s text:c="10"/>●</text:span></text:p>
            <text:p text:style-name="P2"><text:span text:style-name="T3"/></text:p>
            <text:p text:style-name="P2"><text:span text:style-name="T3">● <text:s text:c="10"/>● <text:s text:c="10"/>●</text:span></text:p>
          </table:table-cell>
        </table:table-row>
        <table:table-row table:style-name="Table1.1">
          <table:table-cell table:style-name="Table1.A2" office:value-type="string">
            <text:p text:style-name="P2"><draw:circle text:anchor-type="paragraph" draw:z-index="34" draw:style-name="gr3" draw:text-style-name="P6" svg:width="0.2921in" svg:height="0.2921in" svg:x="1.0563in" svg:y="0.2071in"><text:p text:style-name="P6">-</text:p></draw:circle><text:span text:style-name="T3">● <text:s text:c="10"/>● <text:s text:c="10"/>●</text:span></text:p>
            <text:p text:style-name="P2"><draw:line text:anchor-type="paragraph" draw:z-index="37" draw:style-name="gr5" draw:text-style-name="P6" svg:x1="0.372in" svg:y1="0.1327in" svg:x2="0.9264in" svg:y2="0.1244in"><text:p text:style-name="P6">v</text:p><text:p text:style-name="P6"/><text:p text:style-name="P6"/></draw:line><text:span text:style-name="T3"/></text:p>
            <text:p text:style-name="P2"><text:span text:style-name="T3">● <text:s text:c="10"/>● <text:s text:c="10"/>●</text:span></text:p>
            <text:p text:style-name="P2"><text:span text:style-name="T3"/></text:p>
            <text:p text:style-name="P2"><text:span text:style-name="T3">● <text:s text:c="10"/>● <text:s text:c="10"/>●</text:span></text:p>
          </table:table-cell>
          <table:table-cell table:style-name="Table1.A2" office:value-type="string">
            <text:p text:style-name="P2"><draw:circle text:anchor-type="paragraph" draw:z-index="32" draw:style-name="gr3" draw:text-style-name="P6" svg:width="0.2921in" svg:height="0.2921in" svg:x="0.2752in" svg:y="0.0819in"><text:p text:style-name="P6">-</text:p></draw:circle><text:span text:style-name="T2"> <text:s text:c="9"/> <text:s text:c="8"/></text:span></text:p>
            <text:p text:style-name="P2"><draw:line text:anchor-type="paragraph" draw:z-index="33" draw:style-name="gr4" draw:text-style-name="P6" svg:x1="0.3992in" svg:y1="0.1181in" svg:x2="0.3992in" svg:y2="0.6701in"><text:p text:style-name="P6">v</text:p><text:p text:style-name="P6"/><text:p text:style-name="P6"/></draw:line><text:span text:style-name="T2"/></text:p>
            <text:p text:style-name="P2"><text:span text:style-name="T2"> <text:s text:c="9"/> <text:s text:c="8"/></text:span></text:p>
            <text:p text:style-name="P2"><text:span text:style-name="T2"/></text:p>
            <text:p text:style-name="P2"><text:span text:style-name="T2"> <text:s text:c="9"/> <text:s text:c="8"/></text:span></text:p>
          </table:table-cell>
          <table:table-cell table:style-name="Table1.A2" office:value-type="string">
            <text:p text:style-name="P2"><draw:circle text:anchor-type="paragraph" draw:z-index="30" draw:style-name="gr3" draw:text-style-name="P6" svg:width="0.2921in" svg:height="0.2921in" svg:x="0.3083in" svg:y="0.061in"><text:p text:style-name="P6">-</text:p></draw:circle><text:span text:style-name="T3">● <text:s text:c="10"/>● <text:s text:c="10"/>●</text:span></text:p>
            <text:p text:style-name="P2"><draw:line text:anchor-type="paragraph" draw:z-index="31" draw:style-name="gr4" draw:text-style-name="P6" svg:x1="0.4535in" svg:y1="0.1134in" svg:x2="0.4535in" svg:y2="0.6654in"><text:p text:style-name="P6">v</text:p><text:p text:style-name="P6"/><text:p text:style-name="P6"/></draw:line><text:span text:style-name="T3"/></text:p>
            <text:p text:style-name="P2"><text:span text:style-name="T3">● <text:s text:c="10"/>● <text:s text:c="10"/>●</text:span></text:p>
            <text:p text:style-name="P2"><text:span text:style-name="T3"/></text:p>
            <text:p text:style-name="P2"><text:span text:style-name="T3">● <text:s text:c="10"/>● <text:s text:c="10"/>●</text:span></text:p>
          </table:table-cell>
          <table:table-cell table:style-name="Table1.D2" office:value-type="string">
            <text:p text:style-name="P2"><text:span text:style-name="T2"> <text:s text:c="9"/> <text:s text:c="8"/></text:span></text:p>
            <text:p text:style-name="P2"><draw:line text:anchor-type="paragraph" draw:z-index="36" draw:style-name="gr4" draw:text-style-name="P6" svg:x1="1.0701in" svg:y1="0.4555in" svg:x2="1.0701in" svg:y2="0.0181in"><text:p text:style-name="P6">v</text:p><text:p text:style-name="P6"/><text:p text:style-name="P6"/></draw:line><text:span text:style-name="T2"/></text:p>
            <text:p text:style-name="P2"><draw:circle text:anchor-type="paragraph" draw:z-index="35" draw:style-name="gr3" draw:text-style-name="P6" svg:width="0.2921in" svg:height="0.2921in" svg:x="0.9102in" svg:y="0.2484in"><text:p text:style-name="P6">-</text:p></draw:circle><text:span text:style-name="T2"> <text:s text:c="9"/> <text:s text:c="8"/></text:span></text:p>
            <text:p text:style-name="P2"><text:span text:style-name="T2"/></text:p>
            <text:p text:style-name="P2"><text:span text:style-name="T2"> <text:s text:c="9"/> <text:s text:c="8"/></text:span></text:p>
          </table:table-cell>
        </table:table-row>
      </table:table>
      <text:p text:style-name="P4"/>
      <text:list xml:id="list1687743399" text:continue-numbering="true" text:style-name="L1">
        <text:list-item>
          <text:p text:style-name="P5">An electron is moving to the left at 3 m/s. <text:s/>It is in a 0.25 T magnetic field, directed out of the page. What is the force on the electron? <text:s/>(Magnitude and direction).</text:p>
        </text:list-item>
      </text:list>
      <text:p text:style-name="P4"/>
      <text:p text:style-name="P4"/>
      <text:p text:style-name="P4"/>
      <text:p text:style-name="P4"/>
      <text:p text:style-name="P4"/>
      <text:list xml:id="list392833038" text:continue-numbering="true" text:style-name="L1">
        <text:list-item>
          <text:p text:style-name="P5">A proton is traveling at 200 m/s to the right in a 1.2 T magnetic field directed into the page. <text:s/>What is the radius of the circle that the proton travels in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841381890" text:continue-numbering="true" text:style-name="L1">
        <text:list-item>
          <text:p text:style-name="P5">A wire is carrying a current of 4 amps, directed toward the top of the page. <text:s/>It is placed in a magnetic field, and experiences a force of 0.25 N to the left.</text:p>
          <text:list>
            <text:list-item>
              <text:p text:style-name="P5">What is the direction of the magnetic field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997765840" text:continue-numbering="true" text:style-name="L1">
        <text:list-item>
          <text:list>
            <text:list-item>
              <text:p text:style-name="P5">What is the magnitude of the magnetic field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41874989" text:continue-numbering="true" text:style-name="L1">
        <text:list-item>
          <text:p text:style-name="P5"><text:s/>Pikachu, on the left, wants to attack his opponent, Magnemite, on the right. <text:s/>Pikachu has an electrical charge of 2.5 C. Magnemite directs his magnetic field toward Pikachu. <text:s/></text:p>
          <text:list>
            <text:list-item>
              <text:p text:style-name="P5">What moves will be the best for Pikachu to do?</text:p>
            </text:list-item>
          </text:list>
        </text:list-item>
      </text:list>
      <text:p text:style-name="P4"><text:tab/><text:tab/>______ Circle around and charge-attack from the side.</text:p>
      <text:p text:style-name="P4"><text:tab/><text:tab/>______ Sidestep, then charge-attack.</text:p>
      <text:p text:style-name="P4"><text:tab/><text:tab/>______ Run directly toward Magnemite, and use Volt-Tackle</text:p>
      <text:p text:style-name="P4"><text:tab/><text:tab/>______ Jump upward, then use Lightning-bolt.</text:p>
      <text:p text:style-name="P4"><text:tab/><text:tab/></text:p>
      <text:list xml:id="list1460445656" text:continue-numbering="true" text:style-name="L1">
        <text:list-item>
          <text:list>
            <text:list-item>
              <text:p text:style-name="P5">Expain your answer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08507393" text:continue-numbering="true" text:style-name="L1">
        <text:list-item>
          <text:p text:style-name="P5">The average nerve impulse has a current of approximately 16 pA. <text:s/>You are standing in a magnetic field directed to the left. <text:s/>You want to move your small toe, a distance of 1.75 meters from your brain. What strength of magnetic field would cause a barely-noticable force of 0.1 N to be exerted on your nerve?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2-10-11T06:57:02.99" text:fixed="true">10/11/12</text:date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1T06:57:03</meta:creation-date>
    <meta:editing-duration>PT40M17S</meta:editing-duration>
    <meta:editing-cycles>22</meta:editing-cycles>
    <meta:generator>LibreOffice/3.5$Linux_X86_64 LibreOffice_project/350m1$Build-3</meta:generator>
    <dc:date>2012-10-11T07:38:17</dc:date>
    <meta:document-statistic meta:table-count="1" meta:image-count="1" meta:object-count="0" meta:page-count="2" meta:paragraph-count="42" meta:word-count="348" meta:character-count="2094" meta:non-whitespace-character-count="1316"/>
    <meta:user-defined meta:name="Info 1"/>
    <meta:user-defined meta:name="Info 2"/>
    <meta:user-defined meta:name="Info 3"/>
    <meta:user-defined meta:name="Info 4"/>
  </office:meta>
</office:document-meta>
</file>